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</office:automatic-styles>
  <office:body>
    <office:text text:use-soft-page-breaks="true">
      <text:p text:style-name="P1">Fragenkatalog zum Programmentwurf 2 für Leitner-Fischer</text:p>
      <text:list text:style-name="LFO1" text:continue-numbering="true">
        <text:list-item>
          <text:p text:style-name="P2">Gehört zum Overview aus Aufgabe 1 der gesamte Truck?<text:s/></text:p>
        </text:list-item>
        <text:list-item>
          <text:p text:style-name="P3">Wird geprüft, ob der alte Programmentwurf zum jetzigen passt?</text:p>
        </text:list-item>
        <text:list-item>
          <text:p text:style-name="P4">Wieviel kann man einfach aus dem alten Programmentwurf übernehmen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hannes Spranger</meta:initial-creator>
    <dc:creator>Johannes Spranger</dc:creator>
    <meta:creation-date>2025-02-20T09:43:00Z</meta:creation-date>
    <dc:date>2025-02-20T13:43:00Z</dc:date>
    <meta:template xlink:href="Normal" xlink:type="simple"/>
    <meta:editing-cycles>1</meta:editing-cycles>
    <meta:editing-duration>PT0S</meta:editing-duration>
    <meta:document-statistic meta:page-count="1" meta:paragraph-count="1" meta:word-count="32" meta:character-count="238" meta:row-count="1" meta:non-whitespace-character-count="207"/>
  </office:meta>
</office:document-meta>
</file>